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cm" loext:contextual-spacing="false" fo:line-height="115%" fo:text-align="justify" style:justify-single-word="false"/>
      <style:text-properties officeooo:paragraph-rsid="001e3c93"/>
    </style:style>
    <style:style style:name="P2" style:family="paragraph" style:parent-style-name="Standard">
      <style:paragraph-properties fo:margin-top="0cm" fo:margin-bottom="0cm" loext:contextual-spacing="false" fo:line-height="115%" fo:text-align="justify" style:justify-single-word="false"/>
      <style:text-properties officeooo:paragraph-rsid="0023a52c"/>
    </style:style>
    <style:style style:name="P3"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arial" fo:font-size="12pt" fo:letter-spacing="normal" fo:font-style="normal" fo:font-weight="normal" officeooo:paragraph-rsid="001e3c93" style:font-size-asian="12pt" style:font-name-complex="Arial" style:font-size-complex="12pt"/>
    </style:style>
    <style:style style:name="P4"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arial" fo:font-size="12pt" fo:letter-spacing="normal" fo:font-style="normal" fo:font-weight="normal" officeooo:paragraph-rsid="00215653" style:font-size-asian="12pt" style:font-name-complex="Arial" style:font-size-complex="12pt"/>
    </style:style>
    <style:style style:name="P5" style:family="paragraph" style:parent-style-name="Standard">
      <style:paragraph-properties fo:margin-top="0cm" fo:margin-bottom="0cm" loext:contextual-spacing="false" fo:line-height="115%" fo:text-align="justify" style:justify-single-word="false"/>
      <style:text-properties fo:color="#000000" style:font-name="arial" fo:font-size="12pt" officeooo:paragraph-rsid="001e3c93" style:font-size-asian="12pt" style:font-name-complex="Arial" style:font-size-complex="12pt"/>
    </style:style>
    <style:style style:name="P6" style:family="paragraph" style:parent-style-name="Standard">
      <style:paragraph-properties fo:margin-top="0cm" fo:margin-bottom="0cm" loext:contextual-spacing="false" fo:line-height="115%" fo:text-align="justify" style:justify-single-word="false"/>
      <style:text-properties fo:color="#000000" style:font-name="arial" fo:font-size="12pt" officeooo:paragraph-rsid="001ec9ad" style:font-size-asian="12pt" style:font-name-complex="Arial" style:font-size-complex="12pt"/>
    </style:style>
    <style:style style:name="P7" style:family="paragraph" style:parent-style-name="Standard">
      <style:paragraph-properties fo:margin-top="0cm" fo:margin-bottom="0cm" loext:contextual-spacing="false" fo:line-height="115%" fo:text-align="justify" style:justify-single-word="false"/>
      <style:text-properties fo:color="#000000" style:font-name="arial" fo:font-size="12pt" officeooo:paragraph-rsid="0021c6c8" style:font-size-asian="12pt" style:font-name-complex="Arial" style:font-size-complex="12pt"/>
    </style:style>
    <style:style style:name="P8" style:family="paragraph" style:parent-style-name="Standard">
      <style:paragraph-properties fo:margin-top="0cm" fo:margin-bottom="0cm" loext:contextual-spacing="false" fo:line-height="115%" fo:text-align="justify" style:justify-single-word="false"/>
      <style:text-properties fo:color="#000000" style:font-name="arial" fo:font-size="12pt" officeooo:rsid="001e3c93" officeooo:paragraph-rsid="001e3c93" style:font-size-asian="12pt" style:font-name-complex="Arial" style:font-size-complex="12pt"/>
    </style:style>
    <style:style style:name="P9" style:family="paragraph" style:parent-style-name="Standard">
      <style:paragraph-properties fo:margin-top="0cm" fo:margin-bottom="0cm" loext:contextual-spacing="false" fo:line-height="115%" fo:text-align="justify" style:justify-single-word="false"/>
      <style:text-properties fo:color="#000000" style:font-name="arial" fo:font-size="12pt" officeooo:rsid="0023a52c" officeooo:paragraph-rsid="0023a52c" style:font-size-asian="12pt" style:font-name-complex="Arial" style:font-size-complex="12pt"/>
    </style:style>
    <style:style style:name="P10" style:family="paragraph" style:parent-style-name="Standard">
      <style:paragraph-properties fo:margin-top="0cm" fo:margin-bottom="0cm" loext:contextual-spacing="false" fo:line-height="115%" fo:text-align="justify" style:justify-single-word="false"/>
      <style:text-properties fo:color="#000000" style:font-name="arial" fo:font-size="12pt" officeooo:paragraph-rsid="001e3c93" style:font-size-asian="12pt" style:font-size-complex="12pt"/>
    </style:style>
    <style:style style:name="P11" style:family="paragraph" style:parent-style-name="Standard">
      <style:paragraph-properties fo:margin-top="0cm" fo:margin-bottom="0cm" loext:contextual-spacing="false" fo:line-height="115%" fo:text-align="justify" style:justify-single-word="false"/>
      <style:text-properties fo:color="#000000" style:font-name="arial" fo:font-size="12pt" fo:font-weight="bold" officeooo:paragraph-rsid="001e3c93" style:font-size-asian="12pt" style:font-weight-asian="bold" style:font-name-complex="Arial" style:font-size-complex="12pt" style:font-weight-complex="bold"/>
    </style:style>
    <style:style style:name="P12" style:family="paragraph" style:parent-style-name="Standard">
      <style:paragraph-properties fo:margin-top="0cm" fo:margin-bottom="0cm" loext:contextual-spacing="false" fo:line-height="115%" fo:text-align="justify" style:justify-single-word="false"/>
      <style:text-properties fo:color="#000000" style:font-name="arial" fo:font-size="12pt" fo:font-weight="bold" officeooo:paragraph-rsid="0021c6c8" style:font-size-asian="12pt" style:font-weight-asian="bold" style:font-name-complex="Arial" style:font-size-complex="12pt" style:font-weight-complex="bold"/>
    </style:style>
    <style:style style:name="P13" style:family="paragraph" style:parent-style-name="Standard">
      <style:paragraph-properties fo:margin-top="0cm" fo:margin-bottom="0cm" loext:contextual-spacing="false" fo:line-height="115%" fo:text-align="justify" style:justify-single-word="false"/>
      <style:text-properties fo:color="#000000" style:font-name="arial" fo:font-size="12pt" fo:font-weight="bold" officeooo:rsid="0023a52c" officeooo:paragraph-rsid="0023a52c" style:font-size-asian="12pt" style:font-weight-asian="bold" style:font-name-complex="Arial" style:font-size-complex="12pt" style:font-weight-complex="bold"/>
    </style:style>
    <style:style style:name="P14" style:family="paragraph" style:parent-style-name="Standard">
      <style:paragraph-properties fo:margin-top="0cm" fo:margin-bottom="0cm" loext:contextual-spacing="false" fo:line-height="115%" fo:text-align="justify" style:justify-single-word="false"/>
      <style:text-properties fo:color="#000000" style:font-name="arial" fo:font-size="12pt" fo:font-weight="bold" officeooo:rsid="0023a52c" officeooo:paragraph-rsid="00255097" style:font-size-asian="12pt" style:font-weight-asian="bold" style:font-name-complex="Arial" style:font-size-complex="12pt" style:font-weight-complex="bold"/>
    </style:style>
    <style:style style:name="P15" style:family="paragraph" style:parent-style-name="Standard">
      <style:paragraph-properties fo:margin-top="0cm" fo:margin-bottom="0cm" loext:contextual-spacing="false" fo:line-height="115%" fo:text-align="justify" style:justify-single-word="false"/>
      <style:text-properties fo:color="#000000" style:font-name="arial" fo:font-size="12pt" fo:font-weight="bold" officeooo:paragraph-rsid="001e3c93" fo:background-color="#ffffff" style:font-size-asian="12pt" style:font-weight-asian="bold" style:font-name-complex="Arial" style:font-size-complex="12pt" style:font-weight-complex="bold"/>
    </style:style>
    <style:style style:name="P16" style:family="paragraph" style:parent-style-name="Standard">
      <style:paragraph-properties fo:margin-top="0cm" fo:margin-bottom="0cm" loext:contextual-spacing="false" fo:line-height="115%" fo:text-align="justify" style:justify-single-word="false"/>
      <style:text-properties fo:color="#000000" style:font-name="arial" fo:font-size="12pt" fo:font-weight="bold" officeooo:rsid="001e3c93" officeooo:paragraph-rsid="001e3c93" fo:background-color="#ffffff" style:font-size-asian="12pt" style:font-weight-asian="bold" style:font-name-complex="Arial" style:font-size-complex="12pt" style:font-weight-complex="bold"/>
    </style:style>
    <style:style style:name="P17" style:family="paragraph" style:parent-style-name="Standard">
      <style:paragraph-properties fo:margin-top="0cm" fo:margin-bottom="0cm" loext:contextual-spacing="false" fo:line-height="115%" fo:text-align="justify" style:justify-single-word="false"/>
      <style:text-properties fo:color="#000000" style:font-name="arial" fo:font-size="12pt" fo:font-weight="bold" officeooo:rsid="0023a52c" officeooo:paragraph-rsid="00255097" fo:background-color="#ffffff" style:font-size-asian="12pt" style:font-weight-asian="bold" style:font-name-complex="Arial" style:font-size-complex="12pt" style:font-weight-complex="bold"/>
    </style:style>
    <style:style style:name="P18" style:family="paragraph" style:parent-style-name="Standard">
      <style:paragraph-properties fo:margin-top="0cm" fo:margin-bottom="0cm" loext:contextual-spacing="false" fo:line-height="115%" fo:text-align="justify" style:justify-single-word="false"/>
      <style:text-properties fo:color="#000000" style:font-name="arial" fo:font-size="12pt" officeooo:paragraph-rsid="001e3c93" fo:background-color="#ffffff" style:font-size-asian="12pt" style:font-name-complex="Arial" style:font-size-complex="12pt"/>
    </style:style>
    <style:style style:name="P19" style:family="paragraph" style:parent-style-name="Standard">
      <style:paragraph-properties fo:margin-top="0cm" fo:margin-bottom="0cm" loext:contextual-spacing="false" fo:line-height="115%" fo:text-align="justify" style:justify-single-word="false"/>
      <style:text-properties fo:color="#000000" style:font-name="arial" fo:font-size="12pt" fo:font-style="normal" style:text-underline-style="none" fo:font-weight="normal" officeooo:rsid="0021c6c8" officeooo:paragraph-rsid="0021c6c8" fo:background-color="#ffffff" style:font-size-asian="12pt" style:font-style-asian="normal" style:font-weight-asian="normal" style:font-name-complex="Arial" style:font-size-complex="12pt" style:font-style-complex="normal" style:font-weight-complex="normal"/>
    </style:style>
    <style:style style:name="P20" style:family="paragraph" style:parent-style-name="Standard">
      <style:paragraph-properties fo:margin-top="0cm" fo:margin-bottom="0cm" loext:contextual-spacing="false" fo:line-height="115%" fo:text-align="justify" style:justify-single-word="false"/>
      <style:text-properties fo:color="#000000" style:font-name="arial" fo:font-size="12pt" fo:font-weight="normal" officeooo:paragraph-rsid="001ec9ad" style:font-size-asian="12pt" style:font-weight-asian="normal" style:font-name-complex="Arial" style:font-size-complex="12pt" style:font-weight-complex="normal"/>
    </style:style>
    <style:style style:name="P21" style:family="paragraph" style:parent-style-name="Standard">
      <style:paragraph-properties fo:margin-top="0cm" fo:margin-bottom="0cm" loext:contextual-spacing="false" fo:line-height="115%" fo:text-align="justify" style:justify-single-word="false"/>
      <style:text-properties fo:color="#000000" style:font-name="arial" fo:font-size="12pt" fo:font-weight="normal" officeooo:rsid="0023a52c" officeooo:paragraph-rsid="0023a52c" style:font-size-asian="12pt" style:font-weight-asian="normal" style:font-name-complex="Arial" style:font-size-complex="12pt" style:font-weight-complex="normal"/>
    </style:style>
    <style:style style:name="P22" style:family="paragraph" style:parent-style-name="Standard">
      <style:paragraph-properties fo:margin-top="0cm" fo:margin-bottom="0cm" loext:contextual-spacing="false" fo:line-height="115%" fo:text-align="justify" style:justify-single-word="false"/>
      <style:text-properties fo:color="#000000" style:font-name="arial" fo:font-size="12pt" style:text-underline-style="solid" style:text-underline-width="auto" style:text-underline-color="font-color" fo:font-weight="bold" officeooo:rsid="0023a52c" officeooo:paragraph-rsid="0023a52c" style:font-size-asian="12pt" style:font-weight-asian="bold" style:font-name-complex="Arial" style:font-size-complex="12pt" style:font-weight-complex="bold"/>
    </style:style>
    <style:style style:name="P23" style:family="paragraph" style:parent-style-name="Standard">
      <style:paragraph-properties fo:margin-top="0cm" fo:margin-bottom="0cm" loext:contextual-spacing="false" fo:line-height="115%" fo:text-align="justify" style:justify-single-word="false"/>
      <style:text-properties fo:color="#000000" style:font-name="arial" officeooo:rsid="00255097" officeooo:paragraph-rsid="00255097"/>
    </style:style>
    <style:style style:name="P24" style:family="paragraph" style:parent-style-name="Standard">
      <style:paragraph-properties fo:margin-top="0cm" fo:margin-bottom="0cm" loext:contextual-spacing="false" fo:line-height="115%" fo:text-align="justify" style:justify-single-word="false"/>
      <style:text-properties fo:color="#000000" style:font-name="arial" officeooo:paragraph-rsid="0023a52c"/>
    </style:style>
    <style:style style:name="P25" style:family="paragraph" style:parent-style-name="Text_20_body">
      <style:paragraph-properties fo:margin-top="0cm" fo:margin-bottom="0cm" loext:contextual-spacing="false" fo:line-height="115%" fo:text-align="justify" style:justify-single-word="false"/>
      <style:text-properties fo:font-variant="normal" fo:text-transform="none" fo:color="#000000" style:font-name="arial" fo:font-size="12pt" fo:letter-spacing="normal" fo:font-style="normal" style:text-underline-style="none" fo:font-weight="normal" officeooo:rsid="0021c6c8" officeooo:paragraph-rsid="0021c6c8" fo:background-color="#ffffff" style:font-size-asian="12pt" style:font-style-asian="normal" style:font-weight-asian="normal" style:font-name-complex="Arial" style:font-size-complex="12pt" style:font-style-complex="normal" style:font-weight-complex="normal"/>
    </style:style>
    <style:style style:name="P26" style:family="paragraph" style:parent-style-name="Text_20_body">
      <style:paragraph-properties fo:margin-top="0cm" fo:margin-bottom="0cm" loext:contextual-spacing="false" fo:line-height="115%" fo:text-align="justify" style:justify-single-word="false"/>
      <style:text-properties fo:font-variant="normal" fo:text-transform="none" fo:color="#000000" style:font-name="arial" fo:font-size="12pt" fo:letter-spacing="normal" fo:font-style="normal" fo:font-weight="normal" officeooo:rsid="0023a52c" officeooo:paragraph-rsid="0023a52c" style:font-size-asian="12pt" style:font-weight-asian="bold" style:font-name-complex="Arial" style:font-size-complex="12pt" style:font-weight-complex="bold"/>
    </style:style>
    <style:style style:name="P27"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left="0cm" fo:margin-right="0cm" fo:margin-top="0cm" fo:margin-bottom="0.397cm" loext:contextual-spacing="false" fo:line-height="115%"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29" style:family="paragraph" style:parent-style-name="Standard" style:master-page-name="MP0">
      <style:paragraph-properties fo:margin-top="0cm" fo:margin-bottom="0cm" loext:contextual-spacing="false" fo:line-height="115%" fo:text-align="justify" style:justify-single-word="false" style:page-number="auto" fo:break-before="page"/>
      <style:text-properties fo:color="#000000" style:font-name="arial" fo:font-size="12pt" fo:font-weight="bold" officeooo:paragraph-rsid="001e3c93" style:font-size-asian="12pt" style:font-weight-asian="bold" style:font-name-complex="Arial" style:font-size-complex="12pt" style:font-weight-complex="bold"/>
    </style:style>
    <style:style style:name="P30" style:family="paragraph" style:parent-style-name="Standard">
      <style:paragraph-properties fo:margin-top="0cm" fo:margin-bottom="0cm" loext:contextual-spacing="false" fo:line-height="115%" fo:text-align="justify" style:justify-single-word="false"/>
      <style:text-properties fo:color="#000000" style:font-name="arial" fo:font-size="12pt" fo:font-weight="normal" officeooo:rsid="00255097" officeooo:paragraph-rsid="00255097" style:font-size-asian="12pt" style:font-weight-asian="normal" style:font-name-complex="Arial" style:font-size-complex="12pt" style:font-weight-complex="normal"/>
    </style:style>
    <style:style style:name="T1" style:family="text">
      <style:text-properties officeooo:rsid="001e3c9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c9ad" style:font-weight-asian="normal" style:font-weight-complex="normal"/>
    </style:style>
    <style:style style:name="T5" style:family="text">
      <style:text-properties fo:font-weight="normal" officeooo:rsid="00255097" style:font-weight-asian="normal" style:font-weight-complex="normal"/>
    </style:style>
    <style:style style:name="T6" style:family="text">
      <style:text-properties officeooo:rsid="00215653"/>
    </style:style>
    <style:style style:name="T7" style:family="text">
      <style:text-properties fo:color="#000000" style:font-name="arial" fo:font-size="12pt" fo:font-weight="bold" style:font-size-asian="12pt" style:font-weight-asian="bold" style:font-name-complex="Arial" style:font-size-complex="12pt" style:font-weight-complex="bold"/>
    </style:style>
    <style:style style:name="T8" style:family="text">
      <style:text-properties fo:color="#000000" style:font-name="arial" fo:font-size="12pt" fo:font-weight="bold" fo:background-color="#ffffff" loext:char-shading-value="0" style:font-size-asian="12pt" style:font-weight-asian="bold" style:font-name-complex="Arial" style:font-size-complex="12pt" style:font-weight-complex="bold"/>
    </style:style>
    <style:style style:name="T9" style:family="text">
      <style:text-properties fo:color="#000000" style:font-name="arial" fo:font-size="12pt" fo:background-color="#ffffff" loext:char-shading-value="0" style:font-size-asian="12pt" style:font-name-complex="Arial" style:font-size-complex="12pt"/>
    </style:style>
    <style:style style:name="T10" style:family="text">
      <style:text-properties fo:color="#000000" style:font-name="arial" fo:font-size="12pt" officeooo:rsid="00215653" fo:background-color="#ffffff" loext:char-shading-value="0" style:font-size-asian="12pt" style:font-name-complex="Arial" style:font-size-complex="12pt"/>
    </style:style>
    <style:style style:name="T11" style:family="text">
      <style:text-properties fo:color="#000000" style:font-name="arial" fo:font-size="12pt" style:font-size-asian="12pt" style:font-name-complex="Arial" style:font-size-complex="12pt"/>
    </style:style>
    <style:style style:name="T12" style:family="text">
      <style:text-properties fo:font-size="12pt" fo:font-weight="bold" officeooo:rsid="0023a52c" style:font-size-asian="12pt" style:font-weight-asian="bold" style:font-name-complex="Arial" style:font-size-complex="12pt" style:font-weight-complex="bold"/>
    </style:style>
    <style:style style:name="T13" style:family="text">
      <style:text-properties officeooo:rsid="002742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R<text:span text:style-name="T1">ômulo Diógenes Moro , </text:span><text:span text:style-name="T13">Wilder Siqueira , Davi Josue</text:span></text:p>
      <text:p text:style-name="P5"/>
      <text:p text:style-name="P8">Lista teórica de Sistemas Distribuídos 2020</text:p>
      <text:p text:style-name="P8"/>
      <text:p text:style-name="P22">Slide 01</text:p>
      <text:p text:style-name="P21"/>
      <text:p text:style-name="P13">1 – Diferencie sistema distribuído de sistema de redes. </text:p>
      <text:p text:style-name="P26">As redes de computadores possibilitaram que os trabalhos realizados antes em apenas um computador, pudessem ser realizados por um grande número de computadores separados, ao alcance de todas as pessoas. Sua principal característica é o compartilhamento de recursos, que torna todos os programas, equipamentos e dados disponível a todos os usuários da rede.</text:p>
      <text:p text:style-name="P28">Um sistema distribuído é definido como um conjunto de unidades de processamento independentes, que através da troca de comunicaçãoe gerenciamento de sincronização pode processar uma aplicação em diferentes locais e em sistemas com características prórprias, dando a impressão ao usuário que toda aplicação é gerenciada por um sistema único.</text:p>
      <text:p text:style-name="P28">Diferenças entre redes de computadores e Sistemas Distribuídos:</text:p>
      <text:p text:style-name="P28">A maior diferença é que em sistemas distribuídos um conjunto de computadores independentes parece ser para seus usuários um único sistema coerente. Em uma rede, essa coerência e esse modelo de software estão ausentes. O usuário fica exposto a máquinas reais.</text:p>
      <text:p text:style-name="P13"/>
      <text:p text:style-name="P13">2 – Qual a importância de sistemas distribuidos abertos?</text:p>
      <text:p text:style-name="P24"><text:span text:style-name="T12"><text:s/></text:span>Os sistemas abertos são caracterizados pelo fato de suas principais interfaces serem publicadas. Os sistemas distribuídos abertos são baseados na estipulação de um mecanismo de comunicação uniforme e em interfaces publicadas para acesso aos recursos compartilhados. Os sistemas distribuídos abertos podem ser construídos a partir de hardware e software heterogêneo, possivelmente de diferentes fornecedores. Para que um sistema funcione corretamente, a compatibilidade de cada componente com o padrão publicado deve ser cuidadosamente testada e verificada.</text:p>
      <text:p text:style-name="P2"/>
      <text:p text:style-name="P13">3 – Existe alguma importância real na escalabilidade geografica de sistemas distribuídos atualmente? </text:p>
      <text:p text:style-name="P17"><text:span text:style-name="T5">Sim, o</text:span><text:span text:style-name="T3">s sistemas distribuídos funcionam de forma efetiva e eficaz em muitas escalas diferentes, variando desde uma pequena intranet até a Internet. Um sistema é descrito como escalável se permanece eficiente quando há um aumento significativo no número de cursos e no número de usuários. O número de computadores e de serviços na Internet aumentou substancialmente.</text:span> </text:p>
      <text:p text:style-name="P13"/>
      <text:p text:style-name="P14"/>
      <text:p text:style-name="P14"><text:soft-page-break/></text:p>
      <text:p text:style-name="P14">4 – Qual a importância do middleware para a heterogeneidade?</text:p>
      <text:p text:style-name="P30">Middleware caracteriza uma camada de software que possibilita a comunicação entre aplicações distribuídas tendo por objetivo diminuir a complexidade e heterogeneidade dos diversos sistemas existentes, provendo serviços que realizam a comunicação entre esta categoria de aplicações de forma transparente as mesmas. A adaptação entre sistemas heterogêneos é necessária, por exemplo quando um sistema atual deve interoperar com sistemas obsoletos ou com diferentes empresas. Um middleware é dividido em componentes do ambiente de programação e do ambiente de execução.</text:p>
      <text:p text:style-name="P22"/>
      <text:p text:style-name="P22">Questões da Lista.</text:p>
      <text:p text:style-name="P9"/>
      <text:p text:style-name="P11">1-Diferencie computação em grid de computação em cluster.</text:p>
      <text:p text:style-name="P11"/>
      <text:p text:style-name="P6"><text:span text:style-name="T4">“U</text:span><text:span text:style-name="T3">m conjunto de múltiplos nós interconectados que trabalham cooperativamente juntos como um único recurso. Ao contrário dos Grids, os recursos de um clusters são pertencentes a uma única organização e eles são gerenciamentos por um recurso de gerenciamento e escalonamento centralizado. Isto significa que os usuários de um cluster tem que passar por um sistema centralizado que gerencia a alocação de recursos para os trabalhos das aplicações). Através dessa definição de Buya fica bastante claro afirmar quais são os pontos chaves nos quais os clusters se diferem dos grids:</text:span></text:p>
      <text:p text:style-name="P6"><text:span text:style-name="T3"><text:s/>• os clusters são fisicamente centralizados, isto é, o</text:span><text:span text:style-name="T4">s</text:span><text:span text:style-name="T3"> membros (nós) de um cluster encontram-se dispersos sobre uma mesma área física (um prédio, sala, datacenter, etc). </text:span></text:p>
      <text:p text:style-name="P20">• os recursos (poder de processamento, memória, etc) de um cluster são administrados pela organização responsável pelo cluster. Em um Grid, a administração deste recurso cabe a cada um dos responsáveis pelos nós do Grid. Além disso, segundo a definição de cluster utilizada por Buya, é fácil compreender alguns dos outros aspectos que definem a diferença entre ambos: </text:p>
      <text:p text:style-name="P20">• os grids, devido a sua estrutura descentralizada, têm uma disposição de recursos computacionais muito mais heterogênea do que um cluster. Ou seja, a variação do poder de processamento, memória, disco, etc dos membros de um grid é muito maior do que aquela encontrada nos membros de um cluster (aonde o que se deseja geralmente é o contrário, caso contrário, poderia configurar-se como um gargalo). </text:p>
      <text:p text:style-name="P20">• os membros (nós) de um grid não precisam estar permanentemente inter-conectados. </text:p>
      <text:p text:style-name="P20">• clusters tendem a serem utilizados para solução de problemas lineares, ao passo que Grids devem ser utilizados para sistemas capazes de serem processados em paralelo. Por fim, é importante ressaltar que é possível criar grids utilizando clusters como membros, entretanto o contrário não é possível.</text:p>
      <text:p text:style-name="P5"><text:soft-page-break/></text:p>
      <text:p text:style-name="P11">2-Diferencie computação ubíqua de computação pervasiva. Em que situações a ubíqua é mais adequada que a pervasiva?</text:p>
      <text:p text:style-name="P5"/>
      <text:p text:style-name="P3">O conceito de computação pervasiva descreve que os dispositivos computacionais estão agregados ao ambiente de forma imperceptível para o usuário. Dessa forma, se induz que o sistema computacional tem a capacidade de obter informações e dados relativos ao ambiente no qual ele está inserido.</text:p>
      <text:p text:style-name="P3">A computação móvel é definida como a competência de transportarmos os dispositivos computacionais de forma fácil e prática, possibilitando a presença e a utilização dos mesmos em qualquer lugar. Assim, é possível acessar o conteúdo dos dispositivos independente da localização.</text:p>
      <text:p text:style-name="P4">A computação ubíqua surge, então, da integração da computação móvel com a computação pervasiva. Ou seja, a integração da mobilidade com a presença distribuída, imperceptível, inteligente e altamente integrada dos computadores e suas aplicações.</text:p>
      <text:p text:style-name="P4">computação ubíqua se beneficia do avanço da tecnologia móvel com os dispositivos cada vez mais portáteis, de fácil transporte e, consequentemente de maior praticidade. Já da computação pervasiva, esta tecnologia se beneficia da capacidade de os dispositivos computacionais agirem de forma inteligente, com o avanço das tecnologias de inteligência artificial e o surgimento de novas redes de comunicação, os dispositivos se tornam cada vez mais presentes.</text:p>
      <text:p text:style-name="P11"/>
      <text:p text:style-name="P11">3-O que são sistemas distribuídos de processamento de transações?</text:p>
      <text:p text:style-name="P10">Uma transação é um conjunto de operações sobre o estado de um objeto (banco de dados, composição de objetos, etc.) que satisfazem as seguintes propriedades (ACID): Atomicidade ou todas as operações são bem sucedidas, ou todas falham. Quando uma transação falha, o estado do objeto permanecerá inalterado. Consistência uma transação estabelece um estado de transição válido. Isto não exclui a existência de estados intermediários inválidos durante sua execução. Isolamento transações concorrentes não interferem entre si. Para uma transação T é como se as outras transações ocorressem ou antes de T, ou depois de T. Durabilidade Após o término de uma transação, seus efeitos são permanentes: mudanças de estado sobrevivem a falhas.</text:p>
      <text:p text:style-name="P10"/>
      <text:p text:style-name="P11">4-Qual a diferença entre Internet e Intranet. De exemplos de intranet.</text:p>
      <text:p text:style-name="P5">Internet é uma rede de redes nos quais se distribui globalmente. Intranet é uma rede interna ou privada que geralmente atende a um local específico como um ambiente de uma empresa, não especificamente um ambiente pequeno, mas é uma rede privada. <text:span text:style-name="T6">Rede privada da Justiça federal, bancos, corporações onde somente são acessados por pessoas autorizadas, geralmente acessados fisicamente aos equipamentos.</text:span></text:p>
      <text:p text:style-name="P5"/>
      <text:p text:style-name="P11">5-Defina:</text:p>
      <text:p text:style-name="P11"><text:soft-page-break/>a) Computação em grid. De exemplos.</text:p>
      <text:p text:style-name="P5"><text:s/>Parecido com o modelo cluster, entretanto, um processo é dividido entre diversas máquinas em rede local ou global, trabalhando como uma máquina virtual. Este modelo é muito utilizado pra poder utilizar poder de processamento de pcs de usuários, com permissão, quando estes não estão utilizando.</text:p>
      <text:p text:style-name="P5"/>
      <text:p text:style-name="P12">b) Computação em cluster. De exemplos.</text:p>
      <text:p text:style-name="P7"><text:s/>Computação em cluster, cluster são computadores ligados em uma rede de comunicação, estes pcs são utilizados em conjunto para processamento um programa, esses podem ser de alto desempenho, que seria utilizado para grandes processamentos, alta disponibilidade que seria utilizado para manter o máximo possível de período ativo e disponível, evitando possíveis falhas, e os clusters ainda podem ser para balanceamento de carga no qual equilibra o processamento, porém não podem haver interrupções, sendo quase uma mistura do cluster de alto desempenho com alta disponibilidade.</text:p>
      <text:p text:style-name="P11"/>
      <text:p text:style-name="P11">6- O que foi o projeto Beowulf. Quais as suas vantagens e desvantagens. De exemplos de aplicações para este projeto.</text:p>
      <text:p text:style-name="P5">O cluster Beowulf são clusters voltados para desempenho com hardware mais comuns utilizando software open-source, um computador e utilizado como servidor principal, e o processamento, melhorar dependendo de quantos nós (outros computadores) são ligados à rede. O Beowulf é escalável por poder adicionar outros nós a rede, viável devido a poder ligar hardware mais comum na rede, e um pouco mais transparente devido a ser open-source, porém, tem como ponto negativo que por utilizar hardware mais comum as máquinas podem não estar preparadas para funcionar em processamento paralelo.</text:p>
      <text:p text:style-name="P11"/>
      <text:p text:style-name="P11">7-Transparência de distribuição pode ou não estar presente em sistemas</text:p>
      <text:p text:style-name="P11">pervasivos. Essa declaração não é válida para todos os tipos de transparência. Exemplifique.</text:p>
      <text:p text:style-name="P5"><text:s/>Em transparência de localização é um dos recursos que dependendo do serviço não é uma boa ideia deixar usuários cientes de sua localização por questões de segurança e proteção.</text:p>
      <text:p text:style-name="P1"><text:span text:style-name="Fonte_20_parág._20_padrão"><text:span text:style-name="T7"/></text:span></text:p>
      <text:p text:style-name="P1"><text:span text:style-name="Fonte_20_parág._20_padrão"><text:span text:style-name="T7">8- O que é High-Throughput computing?</text:span></text:span></text:p>
      <text:p text:style-name="P1"><text:span text:style-name="Fonte_20_parág._20_padrão"><text:span text:style-name="T10">D</text:span></text:span><text:span text:style-name="Fonte_20_parág._20_padrão"><text:span text:style-name="T9">escreve o uso de muitos recursos de computação por longos períodos de tempo para realizar uma tarefa computacional</text:span></text:span><text:span text:style-name="Fonte_20_parág._20_padrão"><text:span text:style-name="T11">. </text:span></text:span></text:p>
      <text:p text:style-name="P1"><text:span text:style-name="Fonte_20_parág._20_padrão"><text:span text:style-name="T7"/></text:span></text:p>
      <text:p text:style-name="P1"><text:span text:style-name="Fonte_20_parág._20_padrão"><text:span text:style-name="T7">9- O que é High-Performance computing?</text:span></text:span></text:p>
      <text:p text:style-name="P1"><text:span text:style-name="Fonte_20_parág._20_padrão"><text:span text:style-name="T10">N</text:span></text:span><text:span text:style-name="Fonte_20_parág._20_padrão"><text:span text:style-name="T9">ecessitam de grandes quantidades de poder de computação por curtos períodos de tempo, enquanto as tarefas HTC também requerem grandes quantidades de computação, mas por muito mais tempo .</text:span></text:span></text:p>
      <text:p text:style-name="P15"/>
      <text:p text:style-name="P18"><text:span text:style-name="T2">10-Diferencie computação ubíqua decomputação pervasiva.</text:span> </text:p>
      <text:p text:style-name="P18"><text:soft-page-break/>Computação ubíqua e computação pervarsiva estão ligadas em um mesmo grupo, computação ubíqua é vista como aquela que se beneficia do avanço da computação móvel e da computação pervasiva, integrando a mobilidade e a função da pervasividade dos dispositivos e sistemas, permitindo a formação de modelos computacionais no ambiente que nos locomovemos, conforme a demanda dos usuários.</text:p>
      <text:p text:style-name="P18"/>
      <text:p text:style-name="P15">11- Pesquise outros exemplos de computação pervasiva e/ou ubíqua.</text:p>
      <text:p text:style-name="P18">Para alguns pesquisadores os três termos (ubíqua, pervasiva e móvel) são equivalentes, mas na realidade há algumas diferenças significativas entre eles, cada um possui os seus conceitos próprios (Kahl, &amp; Floriano, 2011). O conceito mais abrangente de Computação Pervasiva é o que a define como invisível ao olho nu do ser humano, mas sabe-se que ela está presente no espaço (Zhao, &amp; Whang, 2011). Como exemplo de Computação Pervasiva pode-se citar uma casa inteligente, em que vários sensores e atuadores atuam integrados para que se tenha as condições desejadas no ambiente, tais como controle de luminosidade, controle de temperatura, entre outros. Computação ubíqua tem como características invisibilidade, pró-atividade, sensibilidade ao contexto, interfaces naturais, descentralização.</text:p>
      <text:p text:style-name="P18"/>
      <text:p text:style-name="P15">12-Pesquise como funciona a internet em relação a infraestrutura (backbone, etc<text:span text:style-name="T1">).</text:span></text:p>
      <text:p text:style-name="P18"><text:s/>O backbone é o responsável pelo envio e recebimento dos dados entre diferentes localidades, dentro ou fora de um país. Essa grande espinha dorsal é dividida em partes menores com a finalidade de impedir que o tráfego e a transmissão de dados sejam lentos. No entanto, por continuar a ser a rede principal, o backbone faz a conexão de todas as redes menores, sendo possível, então, acessar qualquer rede por meio dele.</text:p>
      <text:p text:style-name="P18">Ao enviar um email, por exemplo, o usuário na verdade está enviando dados de uma rede local para o backbone, que depois encaminha a outra rede local até que a mensagem chegue ao destino. Ao acessar um site, o procedimento acontece similarmente, onde o tráfego de informações passa necessariamente pelo backbone antes de chegar à rede local do usuário. Na Internet encontram-se vários backbones divididos hierarquicamente, com o objetivo de manter sistemas internos com elevado desempenho a fim de controlar e monitorar o tráfego de dados. Existem os backbones de ligação intercontinental que são derivados dos backbones internacionais, sendo os backbones nacionais derivados destes.</text:p>
      <text:p text:style-name="P15"/>
      <text:p text:style-name="P16">13-Pesquise sobre Globus, Condor e MyGrid.</text:p>
      <text:p text:style-name="P19">Globus:facilidade para autenticação dos usuários em multiplos comptadores, autenticação única para todos os recursos, presença de uma infraestrutura de segurança permitindo autencação e comunicação seguar em uma rede aberta, <text:s/><text:soft-page-break/>Gerenciaento de recurosos, comunicação, serviço de informação, serviço de segurança.</text:p>
      <text:p text:style-name="P19">Condor é um sistema em lote especializado no gerenciamento de tarefas que executem em estações de trabalho que se comuniquem através de uma rede. Os usuários submetem suas tarefas para o Condor, que as coloca em uma fila, executa-as e informa o resultado ao usuário quando as tarefas terminam. Condor descobre as máquinas para executar os programas, mas não faz o escalonamento das tarefas baseado em dependências.</text:p>
      <text:p text:style-name="P25">MyGrid é uma grid de código aberto e middleware de grid MyGrid foi projetado com os conceitos modernos em mente, nomenclatura simples e hierarquia de classes transparente. MyGrid pode distribuir jobs para outras grids, incluindo comerciais, como DataSynapse ou Globus por meio de plug-ins de gateway. MyGrid quer se tornar para a computação em grade o que o MySQL se tornou para bancos de dados SQL proprietários: uma alternativa viável de código aberto.</text:p>
      <text:p text:style-name="P27">MyGrid oferece uma interface de gerenciamento da web com visualizador de dependências de trabalho, interface de serviços da web, resolução de dependências de trabalho complexas, discriminadores de trabalho, balanceamento de carga, tolerância a falhas, failover, recuperação, registro padrão da indústria.</text:p>
      <text:p text:style-name="P15"/>
      <text:p text:style-name="P15">14-Diferencie sistema distribuído de sistema de redes.</text:p>
      <text:p text:style-name="P18"><text:s/>Diferente de um sistema de rede possui um conjunto de computadores independentes no qual utilizadores do sistema não possuem noção de onde estes se encontram porém no sistemas distribuídos existem as camadas de software como o middleware que verve de intermediário entre aplicações ou usuários, e camada inferior que pode ser um sistema operacional, as aplicações no sistema distribuído utilizam da interface oferecida pelo middleware, ) que faz parecer que o sistema não está distribuído. </text:p>
      <text:p text:style-name="P18">(São bem parecidos, transparência)</text:p>
      <text:p text:style-name="P15"/>
      <text:p text:style-name="P15">15-Qual a importância de sistemas distribuidos abertos?</text:p>
      <text:p text:style-name="P18"><text:s/>Em sistemas abertos, os serviços são padronizados, interfaces seguem um padrão de sintaxe e semântica, com isso permite a um determinado processo se comunicar com outro que oferece a interface, facilitando a interoperabilidade. </text:p>
      <text:p text:style-name="P15"/>
      <text:p text:style-name="P15">16-Existe alguma importância real na escalabilidade geografica de sistemas distribuídos atualmente.</text:p>
      <text:p text:style-name="P15"><text:span text:style-name="T5">Sim, o</text:span><text:span text:style-name="T3">s sistemas distribuídos funcionam de forma efetiva e eficaz em muitas escalas diferentes, variando desde uma pequena intranet até a Internet. Um sistema é descrito como escalável se permanece eficiente quando há um </text:span><text:soft-page-break/><text:span text:style-name="T3">aumento significativo no número de cursos e no número de usuários. O número de computadores e de serviços na Internet aumentou substancialmente.</text:span> </text:p>
      <text:p text:style-name="P1"><text:span text:style-name="Fonte_20_parág._20_padrão"><text:span text:style-name="T8"/></text:span></text:p>
      <text:p text:style-name="P1"><text:span text:style-name="Fonte_20_parág._20_padrão"><text:span text:style-name="T8">17- Qual a importância do middleware para a heterogeneidade?</text:span></text:span></text:p>
      <text:p text:style-name="P23">Middleware caracteriza uma camada de software que possibilita a comunicação entre aplicações distribuídas tendo por objetivo diminuir a complexidade e heterogeneidade dos diversos sistemas existentes, provendo serviços que realizam a comunicação entre esta categoria de aplicações de forma transparente as mesmas. A adaptação entre sistemas heterogêneos é necessária, por exemplo quando um sistema atual deve interoperar com sistemas obsoletos ou com diferentes empresas. Um middleware é dividido em componentes do ambiente de programação e do ambiente de execuçã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5:35:01.299392754</meta:creation-date>
    <dc:date>2021-05-06T08:58:38.783314514</dc:date>
    <meta:editing-duration>PT16M8S</meta:editing-duration>
    <meta:editing-cycles>4</meta:editing-cycles>
    <meta:generator>LibreOffice/6.4.6.2$Linux_X86_64 LibreOffice_project/40$Build-2</meta:generator>
    <meta:document-statistic meta:table-count="0" meta:image-count="0" meta:object-count="0" meta:page-count="7" meta:paragraph-count="66" meta:word-count="2351" meta:character-count="15819" meta:non-whitespace-character-count="13509"/>
  </office:meta>
</office:document-meta>
</file>